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2.036cm" fo:min-width="3.31cm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401cm" fo:min-width="3.31cm"/>
      <style:paragraph-properties style:writing-mode="lr-tb"/>
    </style:style>
    <style:style style:name="gr3" style:family="graphic" style:parent-style-name="standard">
      <style:graphic-properties draw:fill="solid" draw:fill-color="#ffbf00" draw:textarea-horizontal-align="justify" draw:textarea-vertical-align="middle" draw:auto-grow-height="false" fo:min-height="2.036cm" fo:min-width="3.3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15cm" fo:min-width="1.656cm"/>
    </style:style>
    <style:style style:name="gr6" style:family="graphic" style:parent-style-name="standard">
      <style:graphic-properties draw:stroke="none" draw:textarea-horizontal-align="justify" draw:textarea-vertical-align="bottom" draw:auto-grow-height="false" fo:min-height="0.718cm" fo:min-width="2.5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66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fill="solid" draw:fill-color="#81d41a" draw:textarea-horizontal-align="justify" draw:textarea-vertical-align="middle" draw:auto-grow-height="false" fo:min-height="1.861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style:paragraph-properties fo:text-align="center"/>
      <style:text-properties fo:color="#3465a4"/>
    </style:style>
    <style:style style:name="P6" style:family="paragraph">
      <style:paragraph-properties fo:text-align="center"/>
      <style:text-properties fo:color="#3465a4" fo:font-size="16pt" style:font-size-asian="16pt" style:font-size-complex="16pt"/>
    </style:style>
    <style:style style:name="P7" style:family="paragraph">
      <style:text-properties fo:color="#3465a4"/>
    </style:style>
    <style:style style:name="P8" style:family="paragraph">
      <loext:graphic-properties draw:fill="none" draw:fill-color="#ffffff"/>
      <style:text-properties fo:color="#3465a4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81d41a"/>
      <style:paragraph-properties fo:text-align="center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286cm" svg:x="11.287cm" svg:y="5.191cm">
          <text:p text:style-name="P1">IO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81cm" svg:height="1.651cm" svg:x="16.775cm" svg:y="14.589cm">
          <text:p text:style-name="P1">VCD Writ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1cm" svg:height="2.286cm" svg:x="14.462cm" svg:y="10.525cm">
          <text:p text:style-name="P1">Merge</text:p>
          <text:p text:style-name="P1">Event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192cm" svg:y1="7.477cm" svg:x2="16.367cm" svg:y2="10.525cm" draw:start-shape="id1" draw:start-glue-point="2" draw:end-shape="id2" svg:d="M13192 7477v1524h3175v1524" svg:viewBox="0 0 3176 3049">
          <text:p/>
        </draw:connector>
        <draw:custom-shape draw:style-name="gr3" draw:text-style-name="P4" xml:id="id3" draw:id="id3" draw:layer="layout" svg:width="3.81cm" svg:height="2.286cm" svg:x="18.907cm" svg:y="10.525cm">
          <text:p text:style-name="P1">Diff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192cm" svg:y1="7.477cm" svg:x2="20.812cm" svg:y2="10.525cm" draw:start-shape="id1" draw:start-glue-point="2" draw:end-shape="id3" draw:end-glue-point="0" svg:d="M13192 7477v1524h7620v1524" svg:viewBox="0 0 7621 3049">
          <text:p/>
        </draw:connector>
        <draw:connector draw:style-name="gr4" draw:text-style-name="P1" draw:layer="layout" svg:x1="20.812cm" svg:y1="12.811cm" svg:x2="18.68cm" svg:y2="14.589cm" draw:start-shape="id3" draw:start-glue-point="2" draw:end-shape="id4" draw:end-glue-point="0" svg:d="M20812 12811v889h-2132v889" svg:viewBox="0 0 2133 1779">
          <text:p/>
        </draw:connector>
        <draw:connector draw:style-name="gr4" draw:text-style-name="P1" draw:layer="layout" svg:x1="16.367cm" svg:y1="12.811cm" svg:x2="18.68cm" svg:y2="14.589cm" draw:start-shape="id2" draw:start-glue-point="2" draw:end-shape="id4" draw:end-glue-point="0" svg:d="M16367 12811v889h2313v889" svg:viewBox="0 0 2314 1779">
          <text:p/>
        </draw:connector>
        <draw:custom-shape draw:style-name="gr2" draw:text-style-name="P3" xml:id="id7" draw:id="id7" draw:layer="layout" svg:width="3.81cm" svg:height="1.651cm" svg:x="9.001cm" svg:y="14.97cm">
          <text:p text:style-name="P1">VCD Rea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81cm" svg:height="1.651cm" svg:x="8.747cm" svg:y="14.589cm">
          <text:p text:style-name="P1">VCD Rea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2.032cm" svg:x1="13.192cm" svg:y1="7.477cm" svg:x2="10.652cm" svg:y2="14.589cm" draw:start-shape="id1" draw:end-shape="id5" draw:end-glue-point="0" svg:d="M13192 7477v1524h-2540v5588" svg:viewBox="0 0 2541 7113">
          <text:p/>
        </draw:connector>
        <draw:custom-shape draw:style-name="gr5" draw:text-style-name="P1" draw:layer="layout" svg:width="3.048cm" svg:height="0.762cm" svg:x="9.509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048cm" svg:height="1.143cm" svg:x="9.509cm" svg:y="18.145cm">
          <text:p text:style-name="P5"><text:span text:style-name="T1"/></text:p>
          <text:p text:style-name="P5"><text:span text:style-name="T1"/></text:p>
          <text:p text:style-name="P5"><text:span text:style-name="T1"><text:s/></text:span></text:p>
          <text:p text:style-name="P5"><text:span text:style-name="T1"/></text:p>
          <text:p text:style-name="P5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48cm" svg:height="1.391cm" svg:x="9.509cm" svg:y="18.245cm">
          <draw:text-box>
            <text:p text:style-name="P7"><text:span text:style-name="T2">VCD File</text:span></text:p>
          </draw:text-box>
        </draw:frame>
        <draw:custom-shape draw:style-name="gr5" draw:text-style-name="P1" xml:id="id8" draw:id="id8" draw:layer="layout" svg:width="3.048cm" svg:height="0.762cm" svg:x="9.509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2.557cm" svg:y1="18.145cm" svg:x2="12.557cm" svg:y2="19.288cm">
          <text:p/>
        </draw:line>
        <draw:line draw:style-name="gr8" draw:text-style-name="P9" draw:layer="layout" svg:x1="9.509cm" svg:y1="18.145cm" svg:x2="9.509cm" svg:y2="19.288cm">
          <text:p/>
        </draw:line>
        <draw:custom-shape draw:style-name="gr9" draw:text-style-name="P10" xml:id="id6" draw:id="id6" draw:layer="layout" svg:width="3.81cm" svg:height="2.286cm" svg:x="11.16cm" svg:y="1.381cm">
          <text:p text:style-name="P1">CL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065cm" svg:y1="3.667cm" svg:x2="13.192cm" svg:y2="5.191cm" draw:start-shape="id6" draw:start-glue-point="2" draw:end-shape="id1" svg:d="M13065 3667v762h127v762" svg:viewBox="0 0 128 1525">
          <text:p/>
        </draw:connector>
        <draw:connector draw:style-name="gr4" draw:text-style-name="P1" draw:layer="layout" svg:x1="10.906cm" svg:y1="16.621cm" svg:x2="11.033cm" svg:y2="17.764cm" draw:start-shape="id7" draw:start-glue-point="2" draw:end-shape="id8" draw:end-glue-point="4" svg:d="M10906 16621v571h127v572" svg:viewBox="0 0 128 114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3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5T23:30:21.155000000</meta:creation-date>
    <dc:date>2020-04-10T23:11:12.963000000</dc:date>
    <meta:editing-duration>PT30M28S</meta:editing-duration>
    <meta:editing-cycles>6</meta:editing-cycles>
    <meta:generator>LibreOffice/6.4.2.2$Windows_X86_64 LibreOffice_project/4e471d8c02c9c90f512f7f9ead8875b57fcb1ec3</meta:generator>
    <meta:document-statistic meta:object-count="20"/>
  </office:meta>
</office:document-meta>
</file>